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442" officeooo:paragraph-rsid="0007f442"/>
    </style:style>
    <style:style style:name="P2" style:family="paragraph" style:parent-style-name="Standard">
      <style:text-properties officeooo:rsid="0008b077" officeooo:paragraph-rsid="0008b077"/>
    </style:style>
    <style:style style:name="P3" style:family="paragraph" style:parent-style-name="Standard">
      <style:text-properties officeooo:rsid="0009b11c" officeooo:paragraph-rsid="0009b11c"/>
    </style:style>
    <style:style style:name="P4" style:family="paragraph" style:parent-style-name="Standard">
      <style:text-properties officeooo:rsid="0009d4ba" officeooo:paragraph-rsid="0009d4ba"/>
    </style:style>
    <style:style style:name="P5" style:family="paragraph" style:parent-style-name="Standard">
      <style:text-properties officeooo:rsid="000ae411" officeooo:paragraph-rsid="000ae411"/>
    </style:style>
    <style:style style:name="P6" style:family="paragraph" style:parent-style-name="Standard">
      <style:text-properties officeooo:rsid="000c68b2" officeooo:paragraph-rsid="000c68b2"/>
    </style:style>
    <style:style style:name="P7" style:family="paragraph" style:parent-style-name="Standard">
      <style:text-properties officeooo:paragraph-rsid="000ccb8f"/>
    </style:style>
    <style:style style:name="P8" style:family="paragraph" style:parent-style-name="Standard">
      <style:text-properties officeooo:rsid="000e1083" officeooo:paragraph-rsid="000e1083"/>
    </style:style>
    <style:style style:name="P9" style:family="paragraph" style:parent-style-name="Standard">
      <style:text-properties officeooo:rsid="000e1083" officeooo:paragraph-rsid="000efd90"/>
    </style:style>
    <style:style style:name="P10" style:family="paragraph" style:parent-style-name="Standard">
      <style:text-properties officeooo:rsid="000e3254" officeooo:paragraph-rsid="000e3254"/>
    </style:style>
    <style:style style:name="P11" style:family="paragraph" style:parent-style-name="Standard">
      <style:text-properties officeooo:rsid="000e3254" officeooo:paragraph-rsid="003e8963"/>
    </style:style>
    <style:style style:name="P12" style:family="paragraph" style:parent-style-name="Standard">
      <style:text-properties officeooo:rsid="000efd90" officeooo:paragraph-rsid="000efd90"/>
    </style:style>
    <style:style style:name="P13" style:family="paragraph" style:parent-style-name="Standard">
      <style:text-properties officeooo:rsid="000efd90" officeooo:paragraph-rsid="001a3272"/>
    </style:style>
    <style:style style:name="P14" style:family="paragraph" style:parent-style-name="Standard">
      <style:text-properties officeooo:paragraph-rsid="000efd90"/>
    </style:style>
    <style:style style:name="P15" style:family="paragraph" style:parent-style-name="Standard">
      <style:text-properties officeooo:rsid="00174541" officeooo:paragraph-rsid="00174541"/>
    </style:style>
    <style:style style:name="P16" style:family="paragraph" style:parent-style-name="Standard">
      <style:text-properties officeooo:paragraph-rsid="001b5597"/>
    </style:style>
    <style:style style:name="P17" style:family="paragraph" style:parent-style-name="Standard">
      <style:text-properties officeooo:paragraph-rsid="001c98c6"/>
    </style:style>
    <style:style style:name="P18" style:family="paragraph" style:parent-style-name="Standard">
      <style:text-properties officeooo:rsid="001c98c6" officeooo:paragraph-rsid="001c98c6"/>
    </style:style>
    <style:style style:name="P19" style:family="paragraph" style:parent-style-name="Standard">
      <style:text-properties officeooo:rsid="001e7066" officeooo:paragraph-rsid="001e7066"/>
    </style:style>
    <style:style style:name="P20" style:family="paragraph" style:parent-style-name="Standard">
      <style:text-properties officeooo:rsid="00213bc6" officeooo:paragraph-rsid="00213bc6"/>
    </style:style>
    <style:style style:name="P21" style:family="paragraph" style:parent-style-name="Standard">
      <style:text-properties officeooo:rsid="00255515" officeooo:paragraph-rsid="00255515"/>
    </style:style>
    <style:style style:name="P22" style:family="paragraph" style:parent-style-name="Standard">
      <style:text-properties officeooo:rsid="00255515" officeooo:paragraph-rsid="002779f1"/>
    </style:style>
    <style:style style:name="P23" style:family="paragraph" style:parent-style-name="Standard">
      <style:text-properties officeooo:rsid="00255515" officeooo:paragraph-rsid="0029453b"/>
    </style:style>
    <style:style style:name="P24" style:family="paragraph" style:parent-style-name="Standard">
      <style:text-properties officeooo:rsid="002e3c91" officeooo:paragraph-rsid="002e3c91"/>
    </style:style>
    <style:style style:name="P25" style:family="paragraph" style:parent-style-name="Standard">
      <style:text-properties officeooo:rsid="002fed21" officeooo:paragraph-rsid="002fed21"/>
    </style:style>
    <style:style style:name="P26" style:family="paragraph" style:parent-style-name="Standard">
      <style:text-properties officeooo:paragraph-rsid="00321cbe"/>
    </style:style>
    <style:style style:name="P27" style:family="paragraph" style:parent-style-name="Standard">
      <style:text-properties officeooo:rsid="0032d5a3" officeooo:paragraph-rsid="0032d5a3"/>
    </style:style>
    <style:style style:name="P28" style:family="paragraph" style:parent-style-name="Standard">
      <style:text-properties officeooo:rsid="0032ee15" officeooo:paragraph-rsid="0032ee15"/>
    </style:style>
    <style:style style:name="P29" style:family="paragraph" style:parent-style-name="Standard">
      <style:text-properties officeooo:rsid="0033e39e" officeooo:paragraph-rsid="0033e39e"/>
    </style:style>
    <style:style style:name="P30" style:family="paragraph" style:parent-style-name="Standard">
      <style:text-properties officeooo:paragraph-rsid="003731bd"/>
    </style:style>
    <style:style style:name="P31" style:family="paragraph" style:parent-style-name="Standard">
      <style:text-properties officeooo:rsid="00385f83" officeooo:paragraph-rsid="00385f83"/>
    </style:style>
    <style:style style:name="P32" style:family="paragraph" style:parent-style-name="Standard">
      <style:text-properties officeooo:rsid="003a3497" officeooo:paragraph-rsid="003a3497"/>
    </style:style>
    <style:style style:name="P33" style:family="paragraph" style:parent-style-name="Standard">
      <style:text-properties officeooo:rsid="003c346b" officeooo:paragraph-rsid="003c346b"/>
    </style:style>
    <style:style style:name="P34" style:family="paragraph" style:parent-style-name="Standard">
      <style:text-properties officeooo:rsid="003d010f" officeooo:paragraph-rsid="003d010f"/>
    </style:style>
    <style:style style:name="T1" style:family="text">
      <style:text-properties officeooo:rsid="000c68b2"/>
    </style:style>
    <style:style style:name="T2" style:family="text">
      <style:text-properties officeooo:rsid="000ccb8f"/>
    </style:style>
    <style:style style:name="T3" style:family="text">
      <style:text-properties officeooo:rsid="0007f442"/>
    </style:style>
    <style:style style:name="T4" style:family="text">
      <style:text-properties officeooo:rsid="000efd90"/>
    </style:style>
    <style:style style:name="T5" style:family="text">
      <style:text-properties officeooo:rsid="0010ec48"/>
    </style:style>
    <style:style style:name="T6" style:family="text">
      <style:text-properties officeooo:rsid="0011dc07"/>
    </style:style>
    <style:style style:name="T7" style:family="text">
      <style:text-properties officeooo:rsid="00122006"/>
    </style:style>
    <style:style style:name="T8" style:family="text">
      <style:text-properties officeooo:rsid="0012a2fc"/>
    </style:style>
    <style:style style:name="T9" style:family="text">
      <style:text-properties officeooo:rsid="0013363a"/>
    </style:style>
    <style:style style:name="T10" style:family="text">
      <style:text-properties officeooo:rsid="0013e943"/>
    </style:style>
    <style:style style:name="T11" style:family="text">
      <style:text-properties officeooo:rsid="00158d6e"/>
    </style:style>
    <style:style style:name="T12" style:family="text">
      <style:text-properties officeooo:rsid="00174541"/>
    </style:style>
    <style:style style:name="T13" style:family="text">
      <style:text-properties officeooo:rsid="001923b6"/>
    </style:style>
    <style:style style:name="T14" style:family="text">
      <style:text-properties officeooo:rsid="001a3272"/>
    </style:style>
    <style:style style:name="T15" style:family="text">
      <style:text-properties officeooo:rsid="001b5597"/>
    </style:style>
    <style:style style:name="T16" style:family="text">
      <style:text-properties officeooo:rsid="001c98c6"/>
    </style:style>
    <style:style style:name="T17" style:family="text">
      <style:text-properties officeooo:rsid="00200d6a"/>
    </style:style>
    <style:style style:name="T18" style:family="text">
      <style:text-properties officeooo:rsid="0021c195"/>
    </style:style>
    <style:style style:name="T19" style:family="text">
      <style:text-properties officeooo:rsid="0022ba2b"/>
    </style:style>
    <style:style style:name="T20" style:family="text">
      <style:text-properties officeooo:rsid="002432cf"/>
    </style:style>
    <style:style style:name="T21" style:family="text">
      <style:text-properties officeooo:rsid="00270491"/>
    </style:style>
    <style:style style:name="T22" style:family="text">
      <style:text-properties officeooo:rsid="002779f1"/>
    </style:style>
    <style:style style:name="T23" style:family="text">
      <style:text-properties officeooo:rsid="002a2c60"/>
    </style:style>
    <style:style style:name="T24" style:family="text">
      <style:text-properties officeooo:rsid="002b8014"/>
    </style:style>
    <style:style style:name="T25" style:family="text">
      <style:text-properties officeooo:rsid="002d5a6f"/>
    </style:style>
    <style:style style:name="T26" style:family="text">
      <style:text-properties officeooo:rsid="002ee5a3"/>
    </style:style>
    <style:style style:name="T27" style:family="text">
      <style:text-properties officeooo:rsid="0030d55e"/>
    </style:style>
    <style:style style:name="T28" style:family="text">
      <style:text-properties officeooo:rsid="00321cbe"/>
    </style:style>
    <style:style style:name="T29" style:family="text">
      <style:text-properties officeooo:rsid="00355712"/>
    </style:style>
    <style:style style:name="T30" style:family="text">
      <style:text-properties officeooo:rsid="003828b7"/>
    </style:style>
    <style:style style:name="T31" style:family="text">
      <style:text-properties officeooo:rsid="003a3497"/>
    </style:style>
    <style:style style:name="T32" style:family="text">
      <style:text-properties officeooo:rsid="003e89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################################## GIT ######################################</text:p>
      <text:p text:style-name="P1"/>
      <text:p text:style-name="P1">################################# COMAND LINE ################################</text:p>
      <text:p text:style-name="P1"/>
      <text:p text:style-name="P2">Git foi criado por Linus Tovalds em 2005 para versionamento de código distribuído</text:p>
      <text:p text:style-name="P2"/>
      <text:p text:style-name="P3">GUI =&gt; <text:s/>Graphic User Interface</text:p>
      <text:p text:style-name="P3">CLI =&gt; Command Line Interface</text:p>
      <text:p text:style-name="P3"/>
      <text:p text:style-name="P3">## Comandos windows</text:p>
      <text:p text:style-name="P3">dir→ lista pastas</text:p>
      <text:p text:style-name="P3">cd → vai a uma determinada pasta</text:p>
      <text:p text:style-name="P3">cd .. → retrocede uma pasta</text:p>
      <text:p text:style-name="P3">cls→ limpa terminal</text:p>
      <text:p text:style-name="P4">mkdir → cria uma pasta</text:p>
      <text:p text:style-name="P5">echo hello &gt; hello.txt → cria um arquivo</text:p>
      <text:p text:style-name="P5">del nomeArquivo → deleta <text:span text:style-name="T1">arquivos</text:span></text:p>
      <text:p text:style-name="P6">rmdir nomePasta /S /Q → deleta pasta</text:p>
      <text:p text:style-name="P3"/>
      <text:p text:style-name="P3">## Comandos Linux</text:p>
      <text:p text:style-name="P3">ls→ lista pastas</text:p>
      <text:p text:style-name="P3">cd→ vai a uma determinada pasta</text:p>
      <text:p text:style-name="P3">cd .. → retrocede uma pasta</text:p>
      <text:p text:style-name="P3">clear→ limpa terminal</text:p>
      <text:p text:style-name="P4">mkdir → cria uma pasta</text:p>
      <text:p text:style-name="P5">echo hello &gt; hello.txt → cria um arquivo</text:p>
      <text:p text:style-name="P5">del nomeArquivo → deleta</text:p>
      <text:p text:style-name="P6">rm -rf nomePasta/ → deleta pasta e todo conteudo</text:p>
      <text:p text:style-name="P6"/>
      <text:p text:style-name="P7"><text:span text:style-name="T3">############################### </text:span><text:span text:style-name="T2">INSTALANDO GIT</text:span><text:span text:style-name="T3"> ###############################</text:span></text:p>
      <text:p text:style-name="P7"/>
      <text:p text:style-name="P8">## WINDOWS =&gt; executar instalador <text:tab/>→ Verificar <text:tab/>→ Git Bash Here</text:p>
      <text:p text:style-name="P8"><text:tab/><text:tab/><text:tab/><text:tab/><text:tab/><text:tab/><text:tab/><text:tab/>→ Git GUI Here</text:p>
      <text:p text:style-name="P8"/>
      <text:p text:style-name="P11">## Linux =&gt; seguir passos documentação oficial </text:p>
      <text:p text:style-name="P11"><text:tab/><text:a xlink:type="simple" xlink:href="https://git-scm.com/" text:style-name="Internet_20_link" text:visited-style-name="Visited_20_Internet_20_Link">https://git-scm.com/</text:a></text:p>
      <text:p text:style-name="P11"><text:tab/><text:a xlink:type="simple" xlink:href="https://git-scm.com/download/linux" text:style-name="Internet_20_link" text:visited-style-name="Visited_20_Internet_20_Link">https://git-scm.com/download/linux</text:a></text:p>
      <text:p text:style-name="P10"/>
      <text:p text:style-name="P10">## MAC =&gt; Utilizar Homebrew como gerenciador de pacotes e instalar conforme documentação</text:p>
      <text:p text:style-name="P8"/>
      <text:p text:style-name="P9"><text:span text:style-name="T3">############################# </text:span><text:span text:style-name="T4">COMO</text:span><text:span text:style-name="T2"> GIT</text:span><text:span text:style-name="T3"> </text:span><text:span text:style-name="T4">FUNCIONA </text:span><text:span text:style-name="T3">#############################</text:span></text:p>
      <text:p text:style-name="P9"/>
      <text:p text:style-name="P12">## <text:span text:style-name="T6">sha</text:span>1 =&gt; Secure Hash Algorithm, conjunto de funções criptografadas projetadas pela <text:tab/>NSA(Agencia de Segurança Nacional USA). Gera um conjunto de 40 caracteres</text:p>
      <text:p text:style-name="P12"/>
      <text:p text:style-name="P12">## Objetos fundamentais =&gt;<text:tab/><text:span text:style-name="T5">Blobs</text:span><text:span text:style-name="T6">(bolhas)</text:span><text:span text:style-name="T5"> → </text:span><text:span text:style-name="T6">é um objeto que guarda o conteúdo do aquivo em <text:tab/><text:tab/><text:tab/><text:tab/><text:tab/><text:tab/><text:tab/>forma de código metadados criptografado</text:span></text:p>
      <text:p text:style-name="P14"><text:span text:style-name="T4"><text:tab/><text:tab/><text:tab/><text:tab/></text:span><text:span text:style-name="T5">Trees → </text:span><text:span text:style-name="T6">armazenam os blobs e o sha1 dos arquivos </text:span></text:p>
      <text:p text:style-name="P12"><text:tab/><text:tab/><text:tab/><text:tab/><text:span text:style-name="T5">Commits → </text:span><text:span text:style-name="T6">é o objeto que junta todas as arvores </text:span><text:span text:style-name="T7">e possui também um <text:tab/><text:tab/><text:tab/><text:tab/><text:tab/><text:tab/>parente, um autor, uma msg e um timestamp.</text:span></text:p>
      <text:p text:style-name="P12"/>
      <text:p text:style-name="P12"><text:soft-page-break/>## Sistema distribuido =&gt; <text:span text:style-name="T8">tanto a cópia na nuvem quanto a cópia nos computadores pessoais são <text:tab/>completamente confiaveis em termos de versão e conteúdo</text:span></text:p>
      <text:p text:style-name="P12"/>
      <text:p text:style-name="P13">## Segurança </text:p>
      <text:p text:style-name="P13"><text:tab/>=&gt; <text:span text:style-name="T9">chaves SSH → é uma forma segura e encriptada entre duas máquinas sempre com uma chave pública e uma chave privada.</text:span></text:p>
      <text:p text:style-name="P12"><text:tab/><text:tab/><text:span text:style-name="T9">=&gt; para configurar SSH no github:</text:span></text:p>
      <text:p text:style-name="P12"><text:tab/><text:tab/>→<text:span text:style-name="T9"> no avatar, settings, SSH e GPD Keys, Add, New SSH Key</text:span></text:p>
      <text:p text:style-name="P12"/>
      <text:p text:style-name="P14"><text:span text:style-name="T4"><text:tab/><text:tab/>→</text:span><text:span text:style-name="T9"> no CLI→ </text:span><text:span text:style-name="T10">ssh-keygen -t ed25519 -</text:span><text:span text:style-name="T13">C</text:span><text:span text:style-name="T10"> </text:span><text:a xlink:type="simple" xlink:href="mailto:rgllopes@hotmail.com" text:style-name="Internet_20_link" text:visited-style-name="Visited_20_Internet_20_Link"><text:span text:style-name="T10">rgllopes@hotmail.com</text:span></text:a><text:span text:style-name="T10">, inserir um password</text:span></text:p>
      <text:p text:style-name="P14"><text:tab/><text:tab/>→<text:span text:style-name="T10"> navegar até a pasta com a chave criada apresentada no comando anterior</text:span></text:p>
      <text:p text:style-name="P14"><text:tab/><text:tab/>→<text:span text:style-name="T10"> para visualizar o conteudo do arquivo = cat id_ed25519.pub → copiar e colar no <text:tab/><text:tab/><text:tab/>github</text:span></text:p>
      <text:p text:style-name="P12"><text:tab/><text:tab/>→<text:span text:style-name="T11"> inicializar o SSH agent: eval $(ssh-agent -s)</text:span></text:p>
      <text:p text:style-name="P12"><text:tab/><text:tab/>→<text:span text:style-name="T12"> ssh-add id_ed25519 password inserido anteriormente</text:span></text:p>
      <text:p text:style-name="P12"/>
      <text:p text:style-name="P15"><text:tab/>## Para clonar um projeto</text:p>
      <text:p text:style-name="P15"><text:tab/>=&gt; Em Code, escolher “SSH”, e copiar link</text:p>
      <text:p text:style-name="P15"><text:tab/>=&gt; No host → git clone “colar caminho do gitHub”</text:p>
      <text:p text:style-name="P15"/>
      <text:p text:style-name="P15"><text:tab/><text:span text:style-name="T14">=&gt; Token → gerar um token e usa-lo para clonar em modo donwload HTTP</text:span></text:p>
      <text:p text:style-name="P15"/>
      <text:p text:style-name="P17"><text:span text:style-name="T3">#############################</text:span><text:span text:style-name="T15">##</text:span><text:span text:style-name="T16">####</text:span><text:span text:style-name="T3"> </text:span><text:span text:style-name="T4">CO</text:span><text:span text:style-name="T15">M</text:span><text:span text:style-name="T16">M</text:span><text:span text:style-name="T15">ITS </text:span><text:span text:style-name="T16">#</text:span><text:span text:style-name="T3">#############################</text:span><text:span text:style-name="T15">#</text:span><text:span text:style-name="T16">###</text:span></text:p>
      <text:p text:style-name="P16"/>
      <text:p text:style-name="P18">## git init → <text:span text:style-name="T19">inicia um repositório →</text:span> ls -a mostra os arquivos ocultos</text:p>
      <text:p text:style-name="P19">## Primeiro uso: <text:tab/><text:span text:style-name="T20">=&gt; </text:span>git config –global user.email “<text:a xlink:type="simple" xlink:href="mailto:rgllopes@hotmail.com" text:style-name="Internet_20_link" text:visited-style-name="Visited_20_Internet_20_Link">rgllopes@hotmail.com</text:a>”</text:p>
      <text:p text:style-name="P19"><text:tab/><text:tab/><text:tab/><text:span text:style-name="T20">=&gt; </text:span><text:span text:style-name="T17">git config –global user.name rgllopes</text:span></text:p>
      <text:p text:style-name="P20"/>
      <text:p text:style-name="P20">## Criar um arquivo</text:p>
      <text:p text:style-name="P18"><text:span text:style-name="T20">=&gt;</text:span> git add *</text:p>
      <text:p text:style-name="P18"><text:span text:style-name="T20">=&gt;</text:span> git commit -<text:span text:style-name="T18">m “commit inicial”</text:span></text:p>
      <text:p text:style-name="P18"/>
      <text:p text:style-name="P23">## Untra<text:span text:style-name="T26">c</text:span>ked(não monitorado/rastreado), <text:span text:style-name="T21">arquivos desconhecidos, </text:span><text:span text:style-name="T22">antes de rodar git add</text:span></text:p>
      <text:p text:style-name="P23"/>
      <text:p text:style-name="P21">## Tracked (monitorado/rastreado ), <text:span text:style-name="T21">arquivos conhecidos</text:span></text:p>
      <text:p text:style-name="P21"><text:tab/>→ Unmodified: <text:span text:style-name="T21">arquivo não modificado, </text:span><text:span text:style-name="T23">comparando sha1</text:span></text:p>
      <text:p text:style-name="P21"><text:tab/>→ Modified: <text:span text:style-name="T21">arquivo modificado, </text:span><text:span text:style-name="T23">comparando sha1</text:span></text:p>
      <text:p text:style-name="P22"><text:tab/>→ Staged: <text:span text:style-name="T22">após comando git add, </text:span><text:span text:style-name="T21">arquivos preparados para mudar de agrupamento</text:span></text:p>
      <text:p text:style-name="P22"><text:tab/>→<text:span text:style-name="T24"> com comando commit, arquivos passam de Staged para Unmodified </text:span><text:span text:style-name="T25">para reiniciar o ciclo</text:span></text:p>
      <text:p text:style-name="P21"/>
      <text:p text:style-name="P24">## Ambiente de desenvolvimento</text:p>
      <text:p text:style-name="P24"><text:tab/>=&gt; WORKING DIRECTORY =&gt; STAGING AREA =&gt; LOCAL REPOSITORY</text:p>
      <text:p text:style-name="P24">→Working Directory→git add → Staging <text:span text:style-name="T26">A</text:span>rea → <text:span text:style-name="T26">git commit → Local Repository → Untracked</text:span></text:p>
      <text:p text:style-name="P24"/>
      <text:p text:style-name="P25">=&gt; git status =&gt; estado dos arquivos no git</text:p>
      <text:p text:style-name="P25">=&gt; git restore –staged &lt;file&gt; → remove arquivo do staged status <text:span text:style-name="T27">antes do commit</text:span></text:p>
      <text:p text:style-name="P25"/>
      <text:p text:style-name="P26"><text:span text:style-name="T3">#############################</text:span><text:span text:style-name="T15">##</text:span><text:span text:style-name="T16">####</text:span><text:span text:style-name="T28">##</text:span><text:span text:style-name="T3"> </text:span><text:span text:style-name="T28">GitHub</text:span><text:span text:style-name="T15"> </text:span><text:span text:style-name="T28">##</text:span><text:span text:style-name="T16">#</text:span><text:span text:style-name="T3">#############################</text:span><text:span text:style-name="T15">#</text:span><text:span text:style-name="T16">###</text:span></text:p>
      <text:p text:style-name="P26"/>
      <text:p text:style-name="P27">=&gt; git config –list → traz a lista de configurações do git → ‘q’ para sair</text:p>
      <text:p text:style-name="P28"/>
      <text:p text:style-name="P28">## Criar um repositorio na pagina GitHub</text:p>
      <text:p text:style-name="P28"><text:soft-page-break/>=&gt; git remote add origin link_da_pagina_github</text:p>
      <text:p text:style-name="P29">=&gt; git remote -v → traz a lista dos repositorios </text:p>
      <text:p text:style-name="P29">=&gt; git push <text:span text:style-name="T29">origin master </text:span>→ envia os arquivos commitados ao repositorio na nuvem</text:p>
      <text:p text:style-name="P30"><text:span text:style-name="T3">#############################</text:span><text:span text:style-name="T15">##</text:span><text:span text:style-name="T3"> </text:span><text:span text:style-name="T30">PROJETO GIT HUB</text:span><text:span text:style-name="T15"> </text:span><text:span text:style-name="T28">##</text:span><text:span text:style-name="T16">#</text:span><text:span text:style-name="T3">###########################</text:span><text:span text:style-name="T30">#</text:span></text:p>
      <text:p text:style-name="P30"/>
      <text:p text:style-name="P31">=&gt; add new project gitHub</text:p>
      <text:p text:style-name="P31">=&gt; dio_desafio_github</text:p>
      <text:p text:style-name="P31">=&gt; add READM.md</text:p>
      <text:p text:style-name="P31">=&gt; <text:span text:style-name="T31">clonar o projeto</text:span></text:p>
      <text:p text:style-name="P32">=&gt; git clone project_address</text:p>
      <text:p text:style-name="P33">=&gt; git add .</text:p>
      <text:p text:style-name="P33">=&gt; git commit -m “mensagem do commit”</text:p>
      <text:p text:style-name="P34">=&gt; git push origin main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20:47:35.770567707</meta:creation-date>
    <dc:date>2022-02-12T17:25:08.447876519</dc:date>
    <meta:editing-duration>P1DT3H14M56S</meta:editing-duration>
    <meta:editing-cycles>47</meta:editing-cycles>
    <meta:generator>LibreOffice/6.4.7.2$Linux_X86_64 LibreOffice_project/40$Build-2</meta:generator>
    <meta:document-statistic meta:table-count="0" meta:image-count="0" meta:object-count="0" meta:page-count="3" meta:paragraph-count="82" meta:word-count="649" meta:character-count="4253" meta:non-whitespace-character-count="3615"/>
  </office:meta>
</office:document-meta>
</file>